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Text_20_body">
      <style:paragraph-properties fo:margin-top="0.1665in" fo:margin-bottom="0.0835in"/>
    </style:style>
    <style:style style:name="P12" style:family="paragraph" style:parent-style-name="Contents_20_1">
      <style:paragraph-properties>
        <style:tab-stops>
          <style:tab-stop style:position="6.6925in" style:type="right" style:leader-style="dotted" style:leader-text="."/>
        </style:tab-stops>
      </style:paragraph-properties>
    </style:style>
    <style:style style:name="P13" style:family="paragraph" style:parent-style-name="Contents_20_2">
      <style:paragraph-properties>
        <style:tab-stops>
          <style:tab-stop style:position="6.4957in" style:type="right" style:leader-style="dotted" style:leader-text="."/>
        </style:tab-stops>
      </style:paragraph-properties>
    </style:style>
    <style:style style:name="P14" style:family="paragraph" style:parent-style-name="Contents_20_3">
      <style:paragraph-properties>
        <style:tab-stops>
          <style:tab-stop style:position="6.2992in"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paragraph-properties fo:margin-left="0in" fo:margin-right="0in" fo:text-indent="0in" style:auto-text-indent="false"/>
    </style:style>
    <style:style style:name="P23" style:family="paragraph" style:parent-style-name="Code">
      <style:paragraph-properties fo:margin-top="0in" fo:margin-bottom="0.0835in" fo:text-align="start" style:justify-single-word="false"/>
    </style:style>
    <style:style style:name="P24" style:family="paragraph" style:parent-style-name="Code">
      <style:paragraph-properties fo:margin-left="0in" fo:margin-right="0in" fo:text-indent="0in" style:auto-text-indent="false"/>
    </style:style>
    <style:style style:name="P25" style:family="paragraph" style:parent-style-name="Heading_20_2">
      <style:paragraph-properties fo:margin-top="0.1665in" fo:margin-bottom="0.0835in" fo:keep-with-next="always"/>
    </style:style>
    <style:style style:name="P26"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style:font-name="Liberation Sans"/>
    </style:style>
    <style:style style:name="T6" style:family="text">
      <style:text-properties style:font-name="Liberation Sans" style:font-name-asian="DejaVu LGC Sans" style:font-name-complex="DejaVu LGC Sans"/>
    </style:style>
    <style:style style:name="T7" style:family="text">
      <style:text-properties style:font-name="Liberation Sans1" style:font-name-asian="Liberation Sans1" style:font-name-complex="Liberation Sans1"/>
    </style:style>
    <style:style style:name="T8"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1.1</text:p>
      <text:p text:style-name="Subtitle">10<text:span text:style-name="T4">th</text:span> September 2009</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Introduction to Byteman<text:tab/>4</text:p>
          <text:p text:style-name="P13">Running an Application with the Byteman agent<text:tab/>4</text:p>
          <text:p text:style-name="P13">Event Condition Action Rules<text:tab/>4</text:p>
          <text:p text:style-name="P13">Rule Bindings and Parameterization<text:tab/>5</text:p>
          <text:p text:style-name="P13">Built-in Conditions and Actions<text:tab/>6</text:p>
          <text:p text:style-name="P13">Extending or Replacing the Byteman Language Built-ins<text:tab/>6</text:p>
          <text:p text:style-name="P13">Agent Transformation<text:tab/>7</text:p>
          <text:p text:style-name="P13">Agent Retransformation<text:tab/>8</text:p>
          <text:p text:style-name="P13">ECA Rule Engine<text:tab/>8</text:p>
          <text:p text:style-name="P12">The Byteman Rule Language<text:tab/>10</text:p>
          <text:p text:style-name="P13">Rule Events<text:tab/>10</text:p>
          <text:p text:style-name="P13">Location Specifiers<text:tab/>11</text:p>
          <text:p text:style-name="P13">Rule Bindings<text:tab/>13</text:p>
          <text:p text:style-name="P13">Rule Expressions<text:tab/>14</text:p>
          <text:p text:style-name="P13">Rule Conditions<text:tab/>15</text:p>
          <text:p text:style-name="P13">Rule Actions<text:tab/>15</text:p>
          <text:p text:style-name="P13">Built-In Calls<text:tab/>16</text:p>
          <text:p text:style-name="P13">User-Defined Rule Helpers<text:tab/>17</text:p>
          <text:p text:style-name="P12">Byteman Rule Language Standard Built-Ins<text:tab/>19</text:p>
          <text:p text:style-name="P13">Thread Coordination Operations<text:tab/>19</text:p>
          <text:p text:style-name="P14">Waiters<text:tab/>19</text:p>
          <text:p text:style-name="P14">Rendezvous<text:tab/>20</text:p>
          <text:p text:style-name="P14">Joiners<text:tab/>21</text:p>
          <text:p text:style-name="P14">Aborting Execution<text:tab/>21</text:p>
          <text:p text:style-name="P13">Rule State Management Operations<text:tab/>22</text:p>
          <text:p text:style-name="P14">CountDowns<text:tab/>22</text:p>
          <text:p text:style-name="P14">Flags<text:tab/>23</text:p>
          <text:p text:style-name="P14">Counters<text:tab/>23</text:p>
          <text:p text:style-name="P14">Recursive Triggering<text:tab/>24</text:p>
          <text:p text:style-name="P13">Trace and Debug Operations<text:tab/>25</text:p>
          <text:p text:style-name="P14">Debugging<text:tab/>25</text:p>
          <text:p text:style-name="P14">Tracing<text:tab/>25</text:p>
          <text:p text:style-name="P12">Using Byteman<text:tab/>27</text:p>
          <text:p text:style-name="P13">Downloading a binary release<text:tab/>27</text:p>
          <text:p text:style-name="P13">Obtaining the sources<text:tab/>27</text:p>
          <text:p text:style-name="P13">Building Byteman from the sources<text:tab/>27</text:p>
          <text:p text:style-name="P13">Running Applications with Byteman<text:tab/>27</text:p>
          <text:p text:style-name="P13">Available -javaagent Options<text:tab/>28</text:p>
          <text:p text:style-name="P13">Environment Settings<text:tab/>28</text:p>
          <text:p text:style-name="P13">Submitting Rules Dynamically<text:tab/>29</text:p>
          <text:p text:style-name="P13">Checking Rules Offline<text:tab/>30</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2048649223"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1533660259" text:style-name="L1">
        <text:list-item>
          <text:p text:style-name="P15">tracing application execution</text:p>
        </text:list-item>
        <text:list-item>
          <text:p text:style-name="P15">short-circuiting normal method execution via early returns or exceptions</text:p>
        </text:list-item>
        <text:list-item>
          <text:p text:style-name="P15">orchestrating the timing of activities performed by independent application threads</text:p>
        </text:list-item>
      </text:list>
      <text:p text:style-name="Text_20_body">Byteman is actually more general than this description appears to suggest. The core engine which underlies Byteman is a general purpose code injection program based around Event Condition Action (ECA) rules. Obviously, tracing code or short-circuiting execution can be useful for a variety of purposes. The thread management functionality in the Byteman script language which is specifically geared towards test automation is provided via a simple POJO plug-in. It is trivial to modify and/or extend the script language to support language operations which are specific to other application domains. Indeed this can be done on a piecemeal basis for individual rules. So, it is possible to use Byteman to inject ad hoc modifications into all sorts of applications.</text:p>
      <text:list xml:id="list1127946517" text:continue-list="list2048649223" text:style-name="Outline">
        <text:list-item>
          <text:list>
            <text:list-header>
              <text:h text:style-name="P25" text:outline-level="2" text:is-list-header="true"><text:span text:style-name="T6">Running an Application with the </text:span>Byteman agent</text:h>
            </text:list-header>
          </text:list>
        </text:list-item>
      </text:list>
      <text:p text:style-name="Text_20_body">In order to use Byteman to test a Java application the JVM must be started using the -<text:span text:style-name="Code_20_Text">javaagent</text:span> command line argument. The traiiling text appended to this argument points the JVM at a jar containing the Byteman rule engine. It also identifies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Breaking up rules into separate scripts makes it easier to manage independent rules and enables reuse of rules across related tests. It is also possible to upload scripts containing new rules or new definitions of existing rules while the application is running. Full details are provided in subsection <text:reference-ref text:reference-format="text" text:ref-name="Running Applications With Byteman">Running Applications with Byteman</text:reference-ref>.</text:p>
      <text:list xml:id="list1724093218"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767831152" text:style-name="L2">
        <text:list-item>
          <text:p text:style-name="P16"><text:span text:style-name="T1">where</text:span> during application execution a side-effect should occur</text:p>
        </text:list-item>
        <text:list-item>
          <text:p text:style-name="P16"><text:span text:style-name="T1">whether</text:span> the side-effect should happen or not</text:p>
        </text:list-item>
        <text:list-item>
          <text:p text:style-name="P16"><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if the buffer is empty. The precise location of the trigger point is just before method <text:span text:style-name="Code_20_Text">get()</text:span> makes this call to method <text:span text:style-name="Code_20_Text">Object.wait()</text:span>, </text:p>
      <text:p text:style-name="Code"><text:soft-page-break/>RULE throw on Nth empty get<text:line-break/>CLASS org.my.BoundedBuffer<text:line-break/>METHOD get()<text:line-break/>AT INVOKE Object.wait()<text:line-break/>BIND buffer = $this<text:line-break/>IF countDown(buffer)<text:line-break/>DO thro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is an example). The latter is an automatic binding which refers to the target of the the <text:span text:style-name="Code_20_Text">get()</text:span> call which triggered the rul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7">─</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782706212" text:continue-list="list1724093218"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It 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100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text:soft-page-break/>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763760795"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2090174198"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However, it is possible to specify an alternative helper class for each individual rule.</text:p>
      <text:p text:style-name="Text_20_body">Any non-abstract class may be specified as the helper. Its public instance methods automatically become available as built-in operations in the rule event, condition and <text:soft-page-break/>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428978301"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34747817" text:style-name="L3">
        <text:list-item>
          <text:p text:style-name="P17">the <text:span text:style-name="T1">trigger method</text:span>, i.e. the method which contains the trigger point</text:p>
        </text:list-item>
        <text:list-item>
          <text:p text:style-name="P17">the rule which has been matched</text:p>
        </text:list-item>
        <text:list-item>
          <text:p text:style-name="P17">the arguments to the trigger method</text:p>
        </text:list-item>
      </text:list>
      <text:p text:style-name="Text_20_body">If several rules match the same trigger point then there will be a sequence of trigger calls, one for each matching rule, and rules will be triggered in the order they appear in their script(s).</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text:soft-page-break/>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775281358" text:continue-list="list428978301" text:style-name="Outline">
        <text:list-item>
          <text:list>
            <text:list-header>
              <text:h text:style-name="P25" text:outline-level="2" text:is-list-header="true"><text:span text:style-name="T6">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th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669218832" text:continue-numbering="true" text:style-name="Outline">
        <text:list-item>
          <text:list>
            <text:list-header>
              <text:h text:style-name="P25" text:outline-level="2" text:is-list-header="true">ECA <text:span text:style-name="T6">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cannot be type checked and compiled until the class and method bytecode they refer to has been loaded. This is because type checking requires identifying properties of the trigger class and, potentially, of classes it mentions using reflection.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text:soft-page-break/>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96214937"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469196532" text:continue-numbering="true" text:style-name="Outline">
        <text:list-item>
          <text:list>
            <text:list-header>
              <text:h text:style-name="P25"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241505694" text:continue-numbering="true" text:style-name="Outline">
        <text:list-item>
          <text:list>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text:soft-page-break/>#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Code"><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3">(</text:span><text:span text:style-name="T1"> argtypes </text:span><text:span text:style-name="T3">)</text:span><text:span text:style-name="T1"> ] [count]<text:line-break/>AFTER INVOKE [ type .] method [ </text:span><text:span text:style-name="T3">(</text:span><text:span text:style-name="T1"> argtypes </text:span><text:span text:style-name="T3">)</text:span><text:span text:style-name="T1"> ][count]<text:line-break/>AT SYNCHRONIZE [count]</text:span><text:bookmark-start text:name="DDE_LINK11"/><text:span text:style-name="T1"><text:line-break/>AFTER SYNCHRONIZE [count]</text:span><text:bookmark-end text:name="DDE_LINK11"/><text:span text:style-name="T1"><text:line-break/>AT THROW [typename] [count]</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9"><text:soft-page-break/>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will be ignored in the current release.</text:p>
      <text:p text:style-name="P9">n.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2022885591"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text:soft-page-break/>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267414627"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619461835" text:style-name="L4">
        <text:list-item>
          <text:p text:style-name="P18">references to previously bound variables</text:p>
        </text:list-item>
        <text:list-item>
          <text:p text:style-name="P18">references to the trigger method recipient or arguments</text:p>
        </text:list-item>
        <text:list-item>
          <text:p text:style-name="P18">references to the local variables in scope at the trigger point</text:p>
        </text:list-item>
        <text:list-item>
          <text:p text:style-name="P18">static field references</text:p>
        </text:list-item>
        <text:list-item>
          <text:p text:style-name="P18">primitive literals</text:p>
        </text:list-item>
        <text:list-item>
          <text:p text:style-name="P18">field accesses</text:p>
        </text:list-item>
        <text:list-item>
          <text:p text:style-name="P18">method invocations</text:p>
        </text:list-item>
        <text:list-item>
          <text:p text:style-name="P18">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919646901" text:style-name="L5">
        <text:list-item>
          <text:p text:style-name="P19">The assignment operator is not available for use in expressions. It can only be employed at the top level in binding specifications.</text:p>
        </text:list-item>
        <text:list-item>
          <text:p text:style-name="P19">Use of the new operator is not currently allowed in expressions.</text:p>
        </text:list-item>
        <text:list-item>
          <text:p text:style-name="P19">throw and return operations are only allowed as the last action in a sequence of rule actions (see below).</text:p>
        </text:list-item>
      </text:list>
      <text:list xml:id="list857927588" text:style-name="L6">
        <text:list-item>
          <text:p text:style-name="P20">Expressions should obey the normal rules regarding associativity and precedence.</text:p>
        </text:list-item>
        <text:list-item>
          <text:p text:style-name="P20">The trigger method recipient and argument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0">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
      <text:list xml:id="list2070214042" text:continue-list="list1267414627" text:style-name="Outline">
        <text:list-item>
          <text:list>
            <text:list-header>
              <text:h text:style-name="Heading_20_2" text:outline-level="2" text:is-list-header="true"><text:soft-page-break/>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351646978"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text:soft-page-break/>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222919315"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text:soft-page-break/>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678849604"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Injector</text:span> is used as the helper class. Its boolean instance method <text:span text:style-name="Code_20_Text">injec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Injector<text:line-break/>AT EXIT<text:line-break/>IF inject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188225060"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521071419"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27090905" text:continue-numbering="true" text:style-name="Outline">
        <text:list-item>
          <text:list>
            <text:list-item>
              <text:list>
                <text:list-header>
                  <text:h text:style-name="P26"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02999165" text:continue-numbering="true" text:style-name="Outline">
        <text:list-item>
          <text:list>
            <text:list-item>
              <text:list>
                <text:list-header>
                  <text:h text:style-name="P26"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091747888"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666799459"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467624472" text:continue-numbering="true" text:style-name="Outline">
        <text:list-item>
          <text:list>
            <text:list-item>
              <text:list>
                <text:list-header>
                  <text:h text:style-name="P26"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858117185" text:continue-numbering="true" text:style-name="Outline">
        <text:list-item>
          <text:list>
            <text:list-item>
              <text:list>
                <text:list-header>
                  <text:h text:style-name="P26" text:outline-level="3" text:is-list-header="true"><text:bookmark-start text:name="DDE_LINK16"/>Counters</text:h>
                </text:list-header>
              </text:list>
            </text:list-item>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text:soft-page-break/>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xml:id="list1058148987" text:continue-numbering="true" text:style-name="Outline">
        <text:list-item>
          <text:list>
            <text:list-item>
              <text:list>
                <text:list-header>
                  <text:h text:style-name="P26"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g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text:soft-page-break/>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845879279"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643170965"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text:soft-page-break/>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004160435"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text:p>
      <text:list xml:id="list1614244435" text:continue-numbering="true" text:style-name="Outline">
        <text:list-item>
          <text:list>
            <text:list-header>
              <text:h text:style-name="P25"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labs/labs/jbosstm/workspace/adinn/byteman/</text:a></text:p>
      <text:p text:style-name="P1">The source tree includes an ext directory containing the external javacup, JFlex and ObjectWeb asm jars needed by the agent and rule code.</text:p>
      <text:list xml:id="list1539597837" text:continue-numbering="true" text:style-name="Outline">
        <text:list-item>
          <text:list>
            <text:list-header>
              <text:h text:style-name="Heading_20_2" text:outline-level="2" text:is-list-header="true">Building Byteman from the sources</text:h>
            </text:list-header>
          </text:list>
        </text:list-item>
      </text:list>
      <text:p text:style-name="P1">Byteman builds to produce a single jar in build/lib/bytema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source directory contains a file build.xml with default target 'jar' which builds the byteman jar. Other useful targets include 'parser' which rebuilds the javacup/JFlex parser from the grammar rules in dd/grammar. The source tree also contains a bin directory which contains an offline script parser and type checker (see below for details)</text:p>
      <text:list xml:id="list2096873433"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t simply requires supplying a single extra argument when you run your Java application using the <text:span text:style-name="Code_20_Text">java</text:span> command. This extra argument points the JVM at the agent code in the jar and at the script files containing the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text:soft-page-break/>For example, setting</text:p>
      <text:p text:style-name="Code"><text:span text:style-name="Code_20_Text">export JAVA_OPTS="-javaagent:${HOME}/jboss/workspace/adinn/<text:line-break/>orchestration/build/lib/byteman.jar=script:${HOME}/j<text:line-break/>boss/workspace/adinn/orchestration/dd/scripts/HeuristicSave<text:line-break/>AndRecover.txt"</text:span></text:p>
      <text:p text:style-name="P1">will cause the JVM (and indeed JBoss AS) to pick up the jar file from the build directory and use the script provided in the dd directory.</text:p>
      <text:list xml:id="list1155620487" text:continue-numbering="true" text:style-name="Outline">
        <text:list-item>
          <text:list>
            <text:list-header>
              <text:h text:style-name="P25" text:outline-level="2" text:is-list-header="true"><text:span text:style-name="T6">Available</text:span> -javaagent Options</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Valid options include</text:p>
      <text:p text:style-name="P1"><text:span text:style-name="Code_20_Text"><text:span text:style-name="T8">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8">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which can be used to provide listings of rule applications performed by the agent and to dynamically load or reload rules. The <text:span text:style-name="Code_20_Text">submit</text:span> program is used to communicate with this listener. Dynamic loading or reloading of a rule causes any matching classes which have already been loaded into the JVM to be retransformed, inserting a trigger call for the newly loaded rules into their target <text:s/>methods.</text:p>
      <text:p text:style-name="P1"><text:span text:style-name="Code_20_Text"><text:span text:style-name="T8">boot:</text:span></text:span><text:span text:style-name="Code_20_Text"><text:span text:style-name="T2">jarfile</text:span></text:span> where <text:span text:style-name="Code_20_Text">jarfile</text:span> is a path to to a jar file to be added to the JVM boot class path. This option makes classes contained in the jar file available for use when compiling rule target methods and rule conditions and actions.</text:p>
      <text:p text:style-name="P1">n.b. normally, the classloader which defines a rule's target class will also be able to access Byteman classes, rule helper classes and other classes referenced from the rule. However, in some cases it may be necessary to use this option to make classes accessible to the class loader of the target class for a rule. In particular, when injecting triggers into classes loaded by the bootstrap class loader (e.g. java.io.File etc) it is necessary to add the byteman jar to the boot class path using this optio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text:p>
      <text:list xml:id="list1139586883" text:continue-numbering="true" text:style-name="Outline">
        <text:list-item>
          <text:list>
            <text:list-header>
              <text:h text:style-name="P25" text:outline-level="2" text:is-list-header="true"><text:span text:style-name="T6">Environment</text:span> Settings</text:h>
            </text:list-header>
          </text:list>
        </text:list-item>
      </text:list>
      <text:p text:style-name="P11">The agent is sensitive to various environment settings which confiure its behaviour.</text:p>
      <text:p text:style-name="Text_20_body">If <text:s/>system property</text:p>
      <text:p text:style-name="P3"><text:span text:style-name="Code_20_Text"><text:span text:style-name="T8">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text:soft-page-break/>If <text:s/>system property</text:p>
      <text:p text:style-name="P3"><text:span text:style-name="Code_20_Text"><text:span text:style-name="T8">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8">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8">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8">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8">org.jboss.byteman.quodlibet</text:span></text:span></text:p>
      <text:p text:style-name="P1">is set then the agent will allow rules to be injected into methods of classes in the <text:span text:style-name="Code_20_Text">java.lang</text:span> hierarchy. Note that this will require the Byteman jar to be installed in the bootstrap classpath using the <text:span text:style-name="Caption_20_characters">boot:</text:span> option to the <text:span text:style-name="Code_20_Text">-javaagent</text:span> JVM command line argument.</text:p>
      <text:list xml:id="list1677917062" text:continue-numbering="true" text:style-name="Outline">
        <text:list-item>
          <text:list>
            <text:list-header>
              <text:h text:style-name="Heading_20_2" text:outline-level="2" text:is-list-header="true"><text:span text:style-name="Code_20_Text"><text:span text:style-name="T6">Submitting</text:span></text:span><text:span text:style-name="Code_20_Text"> Rules Dynamically</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5">bash shell script submit</text:span></text:span><text:span text:style-name="Code_20_Text">.sh</text:span><text:span text:style-name="Code_20_Text"><text:span text:style-name="T5"> located in the </text:span></text:span><text:span text:style-name="Code_20_Text">bin</text:span><text:span text:style-name="Code_20_Text"><text:span text:style-name="T5"> directory of the release source tree. This script expects to be run from a directory named </text:span></text:span><text:span text:style-name="Code_20_Text">bin</text:span><text:span text:style-name="Code_20_Text"><text:span text:style-name="T5"> and to find the byteman jar in </text:span></text:span><text:span text:style-name="Code_20_Text">../lib</text:span>.</text:p>
      <text:p text:style-name="Text_20_body">The command line syntax for the submit script is:</text:p>
      <text:p text:style-name="P24"><text:span text:style-name="Code_20_Text"><text:tab/>submit [-l|-u] [script1 . . . scriptN]</text:span></text:p>
      <text:p text:style-name="Text_20_body">Option <text:span text:style-name="Code_20_Text">-l</text:span> selects the default execution mode for <text:span text:style-name="Code_20_Text">submit</text:span>. This option is used either to list all currently <text:s/>installed rules or to install or reinstall rules from a file. When called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called with option <text:span text:style-name="Code_20_Text">-l</text:span> and with a list of script files <text:span text:style-name="Code_20_Text">submit</text:span> uploads the scripts to the <text:soft-page-break/>agent:</text:p>
      <text:list xml:id="list1835300637" text:style-name="L7">
        <text:list-item>
          <text:p text:style-name="P21">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1">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1">Any other rules will be stored in the agents rule set and applied to newly loaded classes which match the rule.</text:p>
        </text:list-item>
      </text:list>
      <text:p text:style-name="Text_20_body">Option -u selects the alternative execution mode for submit. This option is used to uninstall rules which are currently installed. When called with no arguments <text:span text:style-name="Code_20_Text">submit</text:span> uninstalls all currently loaded rules. When called with a list of script files <text:span text:style-name="Code_20_Text">submit</text:span> uninstalls any installed <text:s/>rules whose name matches a rule definiiton contained in one of the supplied script files <text:span text:style-name="Code_20_Text">submit</text:span> does not check that rules in the supplied scripts are well formed, it merely looks for lines starting with the text <text:span text:style-name="Code_20_Text">RULE</text:span>).</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063077518" text:continue-list="list1677917062" text:style-name="Outline">
        <text:list-item>
          <text:list>
            <text:list-header>
              <text:h text:style-name="Heading_20_2" text:outline-level="2" text:is-list-header="true"><text:span text:style-name="Code_20_Text"><text:span text:style-name="T5">Checking Rules Offline</text:span></text:span></text:h>
            </text:list-header>
          </text:list>
        </text:list-item>
      </text:list>
      <text:p text:style-name="P1"><text:span text:style-name="Code_20_Text"><text:span text:style-name="T5">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5"> located in the </text:span></text:span><text:span text:style-name="Code_20_Text">bin</text:span><text:span text:style-name="Code_20_Text"><text:span text:style-name="T5"> directory of the release source tree. It needs to be supplied with a classpath locating any application classes mentioned in the rules. It expects to be run from a directory named </text:span></text:span><text:span text:style-name="Code_20_Text">bin</text:span><text:span text:style-name="Code_20_Text"><text:span text:style-name="T5"> and to find the byteman jar in </text:span></text:span><text:span text:style-name="Code_20_Text">../lib</text:span><text:span text:style-name="Code_20_Text"><text:span text:style-name="T5">.</text:span></text:span></text:p>
      <text:p text:style-name="P1"><text:span text:style-name="Code_20_Tex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09-10-19T15:14:25</dc:date>
    <meta:printed-by>Andrew Dinn</meta:printed-by>
    <meta:print-date>2008-09-26T17:21:42</meta:print-date>
    <meta:editing-cycles>97</meta:editing-cycles>
    <meta:editing-duration>PT38H22M59S</meta:editing-duration>
    <meta:document-statistic meta:table-count="0" meta:image-count="0" meta:object-count="0" meta:page-count="30" meta:paragraph-count="355" meta:word-count="11857" meta:character-count="74297"/>
    <meta:user-defined meta:name="Info 1"/>
    <meta:user-defined meta:name="Info 2"/>
    <meta:user-defined meta:name="Info 3"/>
    <meta:user-defined meta:name="Info 4"/>
  </office:meta>
</office:document-meta>
</file>